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sans-serif1" svg:font-family="sans-serif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officeooo:rsid="0000cfbd" officeooo:paragraph-rsid="0000cfbd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00cfbd" style:font-size-asian="12pt" style:font-size-complex="12pt"/>
    </style:style>
    <style:style style:name="P3" style:family="paragraph" style:parent-style-name="Standard" style:list-style-name="L11">
      <style:paragraph-properties style:writing-mode="lr-tb"/>
      <style:text-properties style:font-name="Liberation Serif" fo:font-size="12pt" officeooo:rsid="0002dc51" officeooo:paragraph-rsid="0002dc51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Liberation Serif" fo:font-size="12pt" officeooo:rsid="0002dc51" officeooo:paragraph-rsid="0002dc51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Liberation Serif" officeooo:paragraph-rsid="0000cfbd"/>
    </style:style>
    <style:style style:name="P6" style:family="paragraph" style:parent-style-name="Standard" style:list-style-name="L6">
      <style:paragraph-properties style:writing-mode="lr-tb"/>
      <style:text-properties style:font-name="Liberation Serif" officeooo:paragraph-rsid="0000cfbd"/>
    </style:style>
    <style:style style:name="P7" style:family="paragraph" style:parent-style-name="Standard" style:list-style-name="L7">
      <style:paragraph-properties style:writing-mode="lr-tb"/>
      <style:text-properties style:font-name="Liberation Serif" officeooo:paragraph-rsid="0000cfbd"/>
    </style:style>
    <style:style style:name="P8" style:family="paragraph" style:parent-style-name="Standard" style:list-style-name="L8">
      <style:paragraph-properties style:writing-mode="lr-tb"/>
      <style:text-properties style:font-name="Liberation Serif" officeooo:rsid="0001303d" officeooo:paragraph-rsid="0001303d"/>
    </style:style>
    <style:style style:name="P9" style:family="paragraph" style:parent-style-name="Standard">
      <style:paragraph-properties style:writing-mode="lr-tb"/>
      <style:text-properties style:font-name="Liberation Serif" officeooo:rsid="0001303d" officeooo:paragraph-rsid="0001303d"/>
    </style:style>
    <style:style style:name="P10" style:family="paragraph" style:parent-style-name="Standard" style:list-style-name="L9">
      <style:paragraph-properties style:writing-mode="lr-tb"/>
      <style:text-properties style:font-name="Liberation Serif" officeooo:paragraph-rsid="0001303d"/>
    </style:style>
    <style:style style:name="P11" style:family="paragraph" style:parent-style-name="Standard">
      <style:paragraph-properties style:writing-mode="lr-tb"/>
      <style:text-properties style:font-name="Liberation Serif" officeooo:paragraph-rsid="0001303d"/>
    </style:style>
    <style:style style:name="P12" style:family="paragraph" style:parent-style-name="Standard" style:list-style-name="L10">
      <style:paragraph-properties style:writing-mode="lr-tb"/>
      <style:text-properties style:font-name="Liberation Serif" officeooo:paragraph-rsid="0001303d"/>
    </style:style>
    <style:style style:name="P13" style:family="paragraph" style:parent-style-name="Standard">
      <style:paragraph-properties style:writing-mode="lr-tb"/>
      <style:text-properties style:font-name="Liberation Serif" fo:font-weight="bold" officeooo:paragraph-rsid="0000cfbd" style:font-weight-asian="bold" style:font-weight-complex="bold"/>
    </style:style>
    <style:style style:name="P14" style:family="paragraph" style:parent-style-name="Standard">
      <style:paragraph-properties style:writing-mode="lr-tb"/>
      <style:text-properties style:font-name="Liberation Serif" fo:font-style="italic" style:text-underline-style="none" fo:font-weight="bold" officeooo:paragraph-rsid="0000cfbd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erif"/>
    </style:style>
    <style:style style:name="P16" style:family="paragraph" style:parent-style-name="Text_20_body">
      <style:text-properties style:font-name="Liberation Serif" officeooo:rsid="0001303d" officeooo:paragraph-rsid="0001303d"/>
    </style:style>
    <style:style style:name="P17" style:family="paragraph" style:parent-style-name="Text_20_body" style:list-style-name="L1">
      <style:text-properties style:font-name="Liberation Serif"/>
    </style:style>
    <style:style style:name="P18" style:family="paragraph" style:parent-style-name="Text_20_body" style:list-style-name="L3">
      <style:text-properties style:font-name="Liberation Serif"/>
    </style:style>
    <style:style style:name="P19" style:family="paragraph" style:parent-style-name="Text_20_body" style:list-style-name="L4">
      <style:text-properties style:font-name="Liberation Serif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Liberation Serif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style:font-name="Liberation Serif"/>
    </style:style>
    <style:style style:name="P22" style:family="paragraph" style:parent-style-name="Text_20_body" style:list-style-name="L1">
      <style:paragraph-properties fo:margin-top="0cm" fo:margin-bottom="0cm" loext:contextual-spacing="false" style:writing-mode="lr-tb"/>
      <style:text-properties style:font-name="Liberation Serif" fo:font-size="12pt" officeooo:paragraph-rsid="0000cfbd" style:font-size-asian="12pt" style:font-size-complex="12pt"/>
    </style:style>
    <style:style style:name="P23" style:family="paragraph" style:parent-style-name="Text_20_body" style:list-style-name="L1">
      <style:paragraph-properties fo:margin-top="0cm" fo:margin-bottom="0cm" loext:contextual-spacing="false" style:writing-mode="lr-tb"/>
      <style:text-properties style:font-name="Liberation Serif" fo:font-size="12pt" officeooo:rsid="0001303d" officeooo:paragraph-rsid="0001303d" style:font-size-asian="12pt" style:font-size-complex="12pt"/>
    </style:style>
    <style:style style:name="T1" style:family="text">
      <style:text-properties style:font-name="sans-serif1"/>
    </style:style>
    <style:style style:name="T2" style:family="text">
      <style:text-properties style:font-name="sans-serif1" fo:font-size="17.25pt"/>
    </style:style>
    <style:style style:name="T3" style:family="text">
      <style:text-properties style:font-name="sans-serif1" fo:font-size="17.25pt" officeooo:rsid="0000cfbd"/>
    </style:style>
    <style:style style:name="T4" style:family="text">
      <style:text-properties style:font-name="sans-serif1" fo:font-size="13.5pt"/>
    </style:style>
    <style:style style:name="T5" style:family="text">
      <style:text-properties fo:font-size="17.25pt"/>
    </style:style>
    <style:style style:name="T6" style:family="text">
      <style:text-properties fo:font-size="17.25pt" officeooo:rsid="0000cfbd"/>
    </style:style>
    <style:style style:name="T7" style:family="text">
      <style:text-properties fo:font-size="13.5pt"/>
    </style:style>
    <style:style style:name="T8" style:family="text">
      <style:text-properties officeooo:rsid="0000cfbd"/>
    </style:style>
    <style:style style:name="T9" style:family="text">
      <style:text-properties fo:font-size="12pt" officeooo:rsid="0000cfbd" style:font-size-asian="12pt" style:font-size-complex="12pt"/>
    </style:style>
    <style:style style:name="T10" style:family="text">
      <style:text-properties style:font-name="Liberation Serif" fo:font-size="12pt" officeooo:rsid="0000cfbd" style:font-size-asian="12pt" style:font-size-complex="12pt"/>
    </style:style>
    <style:style style:name="T11" style:family="text">
      <style:text-properties style:font-name="Liberation Serif" officeooo:rsid="0000cfbd"/>
    </style:style>
    <style:style style:name="T12" style:family="text">
      <style:text-properties officeooo:rsid="0001303d"/>
    </style:style>
    <style:style style:name="T13" style:family="text">
      <style:text-properties officeooo:rsid="0002dc5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INTRODUCCI</text:span><text:span text:style-name="T6">Ó</text:span><text:span text:style-name="T5">N A LA PROGRAMACIÓN DE DISPOSITIVOS MOVILES</text:span></text:p>
      <text:p text:style-name="P5"><text:span text:style-name="T5"/></text:p>
      <text:p text:style-name="P13"><text:span text:style-name="T7">1.-Buscar y comparar diferentes emuladores, en los que probar las aplicaciones que se desarrollen durante el curso.</text:span></text:p>
      <text:p text:style-name="P5"/>
      <text:p text:style-name="P2">La mayoría de los sistemas de emulación profesionales como Bluestacks y NOX no están disponibles en Linux</text:p>
      <text:p text:style-name="P5"><text:span text:style-name="T7"/></text:p>
      <text:p text:style-name="P16">Virtual Box:</text:p>
      <text:list xml:id="list4259454500" text:style-name="L1">
        <text:list-item>
          <text:p text:style-name="P23">Permite montar imágenes ISO</text:p>
        </text:list-item>
        <text:list-item>
          <text:p text:style-name="P23">Multihuéspedes</text:p>
        </text:list-item>
        <text:list-item>
          <text:p text:style-name="P23">Instantáneas (snapshots)</text:p>
        </text:list-item>
      </text:list>
      <text:p text:style-name="P5"><text:span text:style-name="T7"/></text:p>
      <text:p text:style-name="P2"><text:span text:style-name="T8">Bluestacks 4.0:</text:span></text:p>
      <text:p text:style-name="P5"><text:span text:style-name="T9"><text:s/></text:span></text:p>
      <text:list xml:id="list103915970760900" text:continue-numbering="true" text:style-name="L1">
        <text:list-item>
          <text:p text:style-name="P22"><text:span text:style-name="T8">Tiene la capacidad de potencia todos los juegos en la computadora.</text:span></text:p>
        </text:list-item>
        <text:list-item>
          <text:p text:style-name="P20">Capacidad para transformar el emulador de Android en una plataforma de juegos tipo Androide. </text:p>
        </text:list-item>
        <text:list-item>
          <text:p text:style-name="P20">Cuenta con una plataforma de Gaming Móvil, más veloz de todas las que existen. </text:p>
        </text:list-item>
        <text:list-item>
          <text:p text:style-name="P17">Tiene una gran cantidad de usuarios. </text:p>
        </text:list-item>
      </text:list>
      <text:p text:style-name="P15">Genymotion:</text:p>
      <text:list xml:id="list3206514327" text:style-name="L3">
        <text:list-item>
          <text:p text:style-name="P18">Es un emulador de Android de Linux versátil que permite a los usuarios ejecutar dispositivos virtuales Android en el escritorio y la nube.</text:p>
        </text:list-item>
        <text:list-item>
          <text:p text:style-name="P18">Los desarrolladores de aplicaciones pueden establecer interrupciones para llamadas o SMS cuando prueban si su aplicación funciona correctamente o no.</text:p>
        </text:list-item>
        <text:list-item>
          <text:p text:style-name="P18">La función de aceleración de E / S de disco incorporada de este emulador de Android Linux permite emular dispositivos con almacenamiento interno muy lento.</text:p>
        </text:list-item>
        <text:list-item>
          <text:p text:style-name="P18">Puede reenviar fácilmente eventos de sensores como datos de giroscopio desde cualquier dispositivo Android a su máquina Linux con este poderoso emulador de Android Linux.</text:p>
        </text:list-item>
        <text:list-item>
          <text:p text:style-name="P18">Genymotion tiene píxeles perfectos, lo que significa que puede mostrar cualquier aplicación de Android en su pantalla con precisión en su tamaño original.</text:p>
        </text:list-item>
        <text:list-item>
          <text:p text:style-name="P18">Este emulador de Android para Linux es cien por cien compatible con las herramientas de Android SDK y Studio.</text:p>
        </text:list-item>
        <text:list-item>
          <text:p text:style-name="P18">Este emulador multiplataforma permite a los desarrolladores probar sus sitios web en varios navegadores de Android directamente desde su sistema Linux.</text:p>
        </text:list-item>
      </text:list>
      <text:p text:style-name="P15">Andro VM:</text:p>
      <text:list xml:id="list3266586752" text:style-name="L4">
        <text:list-item>
          <text:p text:style-name="P21">Este emulador de Android Linux viene con soporte integrado para OpenGL, que, a su vez, equipado con recursos de PC adecuados, permite una representación mucho más poderosa que la que obtendrás en tu dispositivo Android de todos los días. </text:p>
        </text:list-item>
        <text:list-item>
          <text:p text:style-name="P21"><text:soft-page-break/>Aunque es muy llamativo en rendimiento y eficiencia, este fantástico emulador de Android requiere que tengas Virtual Box instalado y configurado en tu máquina Linux. </text:p>
        </text:list-item>
        <text:list-item>
          <text:p text:style-name="P21">Andro VM presenta soporte predeterminado para Net Sharing de invitado a host, una característica poderosa que falta en muchos emuladores populares de Android para Linux. </text:p>
        </text:list-item>
        <text:list-item>
          <text:p text:style-name="P21">Este enigmático emulador de Android para Linux está disponible para sistemas de 32 y 64 bits, por lo que funciona sin problemas en casi todos los sistemas Linux a pesar de la variación en la longitud de las instrucciones de su kernel. </text:p>
        </text:list-item>
        <text:list-item>
          <text:p text:style-name="P19">A diferencia de muchos emuladores de Android de Linux, Andro VM funciona sin problemas incluso sin ningún tipo de conectividad de red. </text:p>
        </text:list-item>
      </text:list>
      <text:p text:style-name="P5"><text:span text:style-name="T7"/></text:p>
      <text:p text:style-name="P13"><text:span text:style-name="T7">2.-Identifica las características de tu teléfono móvil</text:span></text:p>
      <text:p text:style-name="P5"><text:span text:style-name="T7"/></text:p>
      <text:p text:style-name="P5">Xiaomi Redmi Note 10 Pro </text:p>
      <text:p text:style-name="P5">Pantalla:</text:p>
      <text:list xml:id="list1006815866" text:style-name="L6">
        <text:list-item>
          <text:p text:style-name="P6">Diagonal <text:tab/>6.67"</text:p>
        </text:list-item>
        <text:list-item>
          <text:p text:style-name="P6">Tipo <text:tab/>Super Amoled</text:p>
        </text:list-item>
        <text:list-item>
          <text:p text:style-name="P6">Resolución <text:tab/>1080 x 2400 px</text:p>
        </text:list-item>
        <text:list-item>
          <text:p text:style-name="P6">Tasa de refresco 120 Hz</text:p>
        </text:list-item>
      </text:list>
      <text:p text:style-name="P5">Procesador:</text:p>
      <text:list xml:id="list3801312642" text:style-name="L7">
        <text:list-item>
          <text:p text:style-name="P7">Qualcomm Snapdragon 732G</text:p>
        </text:list-item>
      </text:list>
      <text:p text:style-name="P5">RAM:</text:p>
      <text:list xml:id="list3995674730" text:style-name="L8">
        <text:list-item>
          <text:p text:style-name="P8">6GB</text:p>
        </text:list-item>
      </text:list>
      <text:p text:style-name="P9">Almacenamiento:</text:p>
      <text:list xml:id="list1639050423" text:style-name="L9">
        <text:list-item>
          <text:p text:style-name="P10"><text:span text:style-name="T12">Capacidad <text:tab/>64 GB</text:span></text:p>
        </text:list-item>
      </text:list>
      <text:p text:style-name="P11">Batería</text:p>
      <text:list xml:id="list3977491439" text:style-name="L10">
        <text:list-item>
          <text:p text:style-name="P12">Capacidad 5020 mAh</text:p>
        </text:list-item>
        <text:list-item>
          <text:p text:style-name="P12">Carga rápida <text:span text:style-name="T13">de</text:span> 33.0W </text:p>
        </text:list-item>
      </text:list>
      <text:p text:style-name="P5"/>
      <text:p text:style-name="P5"><text:span text:style-name="T7"/></text:p>
      <text:p text:style-name="P13"><text:span text:style-name="T7">3.-Crea 3 preguntas con sus respectivas respuestas de la unidad“Introducción a la programación de dispositivos móviles”.</text:span></text:p>
      <text:p text:style-name="P2"/>
      <text:list xml:id="list3317489258" text:style-name="L11">
        <text:list-item>
          <text:p text:style-name="P3">¿Que es un dispositivo movil?</text:p>
          <text:list>
            <text:list-item>
              <text:p text:style-name="P3">Un dispositivo móvil se puede definir como un aparato de pequeño tamaño, con algunas capacidades de procesamiento, con conexión permanente o intermitente a una red, con memoria limitada, que ha sido diseñado específicamente para una función, pero que puede llevar a cabo otras funciones más generales. </text:p>
            </text:list-item>
          </text:list>
        </text:list-item>
      </text:list>
      <text:p text:style-name="P4"/>
      <text:list xml:id="list103915367628988" text:continue-numbering="true" text:style-name="L11">
        <text:list-item>
          <text:p text:style-name="P3">¿Cual es el sistema operativo más usado en españa?</text:p>
          <text:list>
            <text:list-item>
              <text:p text:style-name="P3">Android</text:p>
            </text:list-item>
          </text:list>
        </text:list-item>
      </text:list>
      <text:p text:style-name="P4"/>
      <text:list xml:id="list103914682496489" text:continue-numbering="true" text:style-name="L11">
        <text:list-item>
          <text:p text:style-name="P3">¿Cual es la mejor marca de moviles?</text:p>
          <text:list>
            <text:list-item>
              <text:p text:style-name="P3">Xiaomi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sans-serif1" svg:font-family="sans-serif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0:10:34.286650106</meta:creation-date>
    <meta:generator>LibreOffice/6.4.7.2$Linux_X86_64 LibreOffice_project/40$Build-2</meta:generator>
    <dc:date>2021-09-14T10:39:14.323089963</dc:date>
    <meta:editing-duration>PT7M27S</meta:editing-duration>
    <meta:editing-cycles>1</meta:editing-cycles>
    <meta:document-statistic meta:table-count="0" meta:image-count="0" meta:object-count="0" meta:page-count="2" meta:paragraph-count="50" meta:word-count="574" meta:character-count="3505" meta:non-whitespace-character-count="2998"/>
  </office:meta>
</office:document-meta>
</file>